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tafford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18">
            <text:p>518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35">
            <text:p>435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564">
            <text:p>564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918">
            <text:p>1918</text:p>
          </table:table-cell>
          <table:table-cell table:style-name="ce23" office:value-type="float" office:value="45">
            <text:p>4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498">
            <text:p>498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37">
            <text:p>33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7">
            <text:p>8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897">
            <text:p>1897</text:p>
          </table:table-cell>
          <table:table-cell table:style-name="ce23" office:value-type="float" office:value="61">
            <text:p>6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959">
            <text:p>2959</text:p>
          </table:table-cell>
          <table:table-cell table:style-name="ce23" office:value-type="float" office:value="162">
            <text:p>16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4877">
            <text:p>4877</text:p>
          </table:table-cell>
          <table:table-cell table:style-name="ce23" office:value-type="float" office:value="207">
            <text:p>207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